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089000001979495A984593B7820.png" manifest:media-type="image/png"/>
  <manifest:file-entry manifest:full-path="Pictures/100002010000057400000417B6D854AEAFFD914E.png" manifest:media-type="image/png"/>
  <manifest:file-entry manifest:full-path="Pictures/100002010000034A0000026DA34AB850AE258AB7.png" manifest:media-type="image/png"/>
  <manifest:file-entry manifest:full-path="Pictures/100002010000003600000277801811B4BFE6B154.png" manifest:media-type="image/png"/>
  <manifest:file-entry manifest:full-path="Pictures/10000201000001100000010CF43BF01EB16659B9.png" manifest:media-type="image/png"/>
  <manifest:file-entry manifest:full-path="Pictures/10000201000002CB000001D8E7DB7EDB9CD92216.png" manifest:media-type="image/png"/>
  <manifest:file-entry manifest:full-path="Pictures/10000201000000B80000016911B514C20D020306.png" manifest:media-type="image/png"/>
  <manifest:file-entry manifest:full-path="Pictures/10000201000001160000013AB4CE1288B0B1E9ED.png" manifest:media-type="image/png"/>
  <manifest:file-entry manifest:full-path="Pictures/1000020100000259000001DD2566D42188459B6A.png" manifest:media-type="image/png"/>
  <manifest:file-entry manifest:full-path="Pictures/100002010000014D000000DE50C298576F37B893.png" manifest:media-type="image/png"/>
  <manifest:file-entry manifest:full-path="Pictures/10000201000001D10000013ADF37F5FA76DE7BC5.png" manifest:media-type="image/png"/>
  <manifest:file-entry manifest:full-path="Pictures/10000201000001D100000144793186E5C1E5EA18.png" manifest:media-type="image/png"/>
  <manifest:file-entry manifest:full-path="Pictures/10000201000001710000013AE922483A6A599532.png" manifest:media-type="image/png"/>
  <manifest:file-entry manifest:full-path="Pictures/10000201000000D90000015825155533DD264512.png" manifest:media-type="image/png"/>
  <manifest:file-entry manifest:full-path="Pictures/10000201000000570000019748DFBD18EED49356.png" manifest:media-type="image/png"/>
  <manifest:file-entry manifest:full-path="Pictures/1000020100000024000001970E3F164B53C1A1F0.png" manifest:media-type="image/png"/>
  <manifest:file-entry manifest:full-path="Pictures/10000201000001D100000127F5459F518EF77F83.png" manifest:media-type="image/png"/>
  <manifest:file-entry manifest:full-path="Pictures/10000201000001D10000013EF7ECF9D8C64A820F.png" manifest:media-type="image/png"/>
  <manifest:file-entry manifest:full-path="Pictures/10000201000001D10000013AD7744242C4C474A0.png" manifest:media-type="image/png"/>
  <manifest:file-entry manifest:full-path="Pictures/10000201000001D10000013312C6AAFA46C0A4D9.png" manifest:media-type="image/png"/>
  <manifest:file-entry manifest:full-path="Pictures/10000201000001D10000013A1B7EC5D1C2567DCA.png" manifest:media-type="image/png"/>
  <manifest:file-entry manifest:full-path="Pictures/10000201000001D10000013ADAFFC3A5451FDD86.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thos Pro Regular" svg:font-family="'Lithos Pro Regular'" style:font-family-generic="decorativ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solid" draw:fill-color="#ffffff" draw:opacity="100%" draw:textarea-vertical-align="middle" draw:shadow="hidden" draw:shadow-color="#66ff66" draw:color-mode="standard" draw:luminance="10%" draw:contrast="0%" draw:gamma="300%" draw:red="-77%" draw:green="32%" draw:blue="-56%" fo:clip="rect(0cm, 0cm, 0cm, 0cm)" draw:image-opacity="100%" style:mirror="none"/>
    </style:style>
    <style:style style:name="gr2" style:family="graphic" style:parent-style-name="standard">
      <style:graphic-properties draw:stroke="none" draw:fill-color="#82bbce" draw:opacity="100%" draw:textarea-horizontal-align="justify" draw:textarea-vertical-align="middle" draw:auto-grow-height="false" fo:min-height="13.95cm" fo:min-width="18.5cm"/>
    </style:style>
    <style:style style:name="gr3" style:family="graphic" style:parent-style-name="standard">
      <style:graphic-properties draw:stroke="none" draw:fill-color="#996633" draw:textarea-horizontal-align="justify" draw:textarea-vertical-align="middle" draw:auto-grow-height="false" fo:min-height="2.45cm" fo:min-width="18.5cm"/>
    </style:style>
    <style:style style:name="gr4" style:family="graphic" style:parent-style-name="standard">
      <style:graphic-properties draw:stroke="none" draw:fill-color="#66ff66" draw:textarea-vertical-align="middle"/>
    </style:style>
    <style:style style:name="gr5" style:family="graphic" style:parent-style-name="Object_20_with_20_no_20_fill_20_and_20_no_20_line">
      <style:graphic-properties draw:stroke="none" draw:fill="none" draw:fill-color="#729fcf" draw:opacity="100%" draw:textarea-vertical-align="middle" draw:color-mode="standard" draw:luminance="0%" draw:contrast="0%" draw:gamma="100%" draw:red="0%" draw:green="0%" draw:blue="-1%" fo:clip="rect(0.658cm, 0cm, 9.791cm, 0cm)" draw:image-opacity="72%" style:mirror="none"/>
    </style:style>
    <style:style style:name="gr6" style:family="graphic" style:parent-style-name="standard">
      <style:graphic-properties draw:stroke="none" draw:fill-color="#5dcb5d" draw:textarea-vertical-align="middle" draw:auto-grow-height="false" fo:min-height="0.45cm" fo:min-width="0cm" fo:wrap-option="wrap"/>
    </style:style>
    <style:style style:name="gr7" style:family="graphic" style:parent-style-name="standard">
      <style:graphic-properties draw:stroke="none" draw:fill-color="#5dcb5d" draw:textarea-vertical-align="middle" draw:auto-grow-height="false" fo:min-height="0.172cm" fo:min-width="0cm" fo:wrap-option="wrap"/>
    </style:style>
    <style:style style:name="gr8" style:family="graphic" style:parent-style-name="standard">
      <style:graphic-properties draw:stroke="none" draw:fill-color="#5dcb5d" draw:textarea-vertical-align="middle" draw:auto-grow-height="false" fo:min-height="0.55cm" fo:min-width="0cm" fo:wrap-option="wrap"/>
    </style:style>
    <style:style style:name="gr9" style:family="graphic" style:parent-style-name="standard">
      <style:graphic-properties draw:stroke="none" draw:fill-color="#5dcb5d" draw:textarea-vertical-align="middle" draw:auto-grow-height="false" fo:min-height="0.232cm" fo:min-width="0cm" fo:wrap-option="wrap"/>
    </style:style>
    <style:style style:name="gr10" style:family="graphic" style:parent-style-name="standard">
      <style:graphic-properties draw:stroke="none" draw:fill-color="#61e061" draw:textarea-horizontal-align="justify" draw:textarea-vertical-align="middle" draw:auto-grow-height="false" fo:min-height="0.15cm" fo:min-width="18.5cm"/>
    </style:style>
    <style:style style:name="gr1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1.702cm)" draw:image-opacity="78%" style:mirror="horizontal"/>
    </style:style>
    <style:style style:name="gr12" style:family="graphic" style:parent-style-name="Object_20_with_20_no_20_fill_20_and_20_no_20_line">
      <style:graphic-properties draw:stroke="none" draw:fill="none" draw:textarea-vertical-align="middle" draw:color-mode="standard" draw:luminance="-4%" draw:contrast="0%" draw:gamma="100%" draw:red="0%" draw:green="0%" draw:blue="0%" fo:clip="rect(0cm, 0cm, 0cm, 3.899cm)" draw:image-opacity="97%" style:mirror="none"/>
    </style:style>
    <style:style style:name="gr13" style:family="graphic" style:parent-style-name="Object_20_with_20_no_20_fill_20_and_20_no_20_line">
      <style:graphic-properties draw:stroke="none" draw:fill="none" draw:textarea-vertical-align="middle" draw:color-mode="standard" draw:luminance="0%" draw:contrast="0%" draw:gamma="100%" draw:red="0%" draw:green="0%" draw:blue="0%" fo:clip="rect(1.5cm, 0cm, 1.99cm, 3.799cm)" draw:image-opacity="83%" style:mirror="none"/>
    </style:style>
    <style:style style:name="gr14" style:family="graphic" style:parent-style-name="Object_20_with_20_no_20_fill_20_and_20_no_20_line">
      <style:graphic-properties draw:stroke="none" draw:fill="none" draw:textarea-vertical-align="middle" draw:color-mode="standard" draw:luminance="0%" draw:contrast="0%" draw:gamma="100%" draw:red="-41%" draw:green="-11%" draw:blue="-29%" fo:clip="rect(0cm, 0cm, 0cm, 0cm)" draw:image-opacity="100%" style:mirror="none"/>
    </style:style>
    <style:style style:name="gr15" style:family="graphic" style:parent-style-name="standard">
      <style:graphic-properties draw:stroke="none" draw:stroke-dash="Dashed_20__28_var_29__20_4" svg:stroke-width="0cm" svg:stroke-color="#3465a4" draw:marker-start="" draw:marker-start-width="0.2cm" draw:marker-start-center="false" draw:marker-end="" draw:marker-end-width="0.2cm" draw:marker-end-center="false" svg:stroke-opacity="100%" draw:stroke-linejoin="round" svg:stroke-linecap="butt" draw:fill="solid" draw:fill-color="#996633"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16" style:family="graphic" style:parent-style-name="standard">
      <style:graphic-properties draw:stroke="none" draw:stroke-dash="Dashed_20__28_var_29__20_4" svg:stroke-width="0cm" svg:stroke-color="#3465a4" draw:marker-start="" draw:marker-start-width="0.2cm" draw:marker-start-center="false" draw:marker-end="" draw:marker-end-width="0.2cm" draw:marker-end-center="false" svg:stroke-opacity="100%" draw:stroke-linejoin="round" svg:stroke-linecap="butt" draw:fill="solid" draw:fill-color="#996633"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horizontal-segments="24" dr3d:vertical-segments="16" dr3d:edge-rounding="10%" dr3d:back-scale="100%" dr3d:end-angle="3600" dr3d:backface-culling="enabled" dr3d:close-front="true" dr3d:close-back="true" dr3d:normals-kind="object" dr3d:normals-direction="inverse" dr3d:texture-filter="enabled" dr3d:diffuse-color="#00b8ff" dr3d:emissive-color="#996633" dr3d:specular-color="#996633" dr3d:shininess="64%" dr3d:shadow="hidden"/>
    </style:style>
    <style:style style:name="gr17"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18" style:family="graphic" style:parent-style-name="standard">
      <style:graphic-properties draw:stroke="none" dr3d:vertical-segments="97" dr3d:close-front="true" dr3d:close-back="true"/>
    </style:style>
    <style:style style:name="gr19" style:family="graphic" style:parent-style-name="standard">
      <style:graphic-properties draw:textarea-horizontal-align="justify" draw:textarea-vertical-align="middle" draw:auto-grow-height="false" fo:min-height="5.05cm" fo:min-width="2.2cm"/>
    </style:style>
    <style:style style:name="gr20" style:family="graphic" style:parent-style-name="standard">
      <style:graphic-properties draw:textarea-vertical-align="middle"/>
    </style:style>
    <style:style style:name="gr21" style:family="graphic" style:parent-style-name="objectwithoutfill">
      <style:graphic-properties draw:fill="none" draw:textarea-vertical-align="middle"/>
    </style:style>
    <style:style style:name="gr2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7.294cm, 0cm)" draw:image-opacity="100%" style:mirror="none"/>
    </style:style>
    <style:style style:name="gr23"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24" style:family="graphic" style:parent-style-name="objectwithoutfill">
      <style:graphic-properties svg:stroke-width="0.106cm" draw:marker-start-width="0.358cm" draw:marker-end-width="0.358cm" draw:fill="none" draw:textarea-vertical-align="middle" fo:padding-top="0.177cm" fo:padding-bottom="0.177cm" fo:padding-left="0.302cm" fo:padding-right="0.302cm"/>
    </style:style>
    <style:style style:name="gr25" style:family="graphic" style:parent-style-name="standard">
      <style:graphic-properties draw:stroke="none" draw:fill-color="#1c1c1c" draw:textarea-horizontal-align="justify" draw:textarea-vertical-align="middle" draw:auto-grow-height="false" fo:min-height="0cm" fo:min-width="0.724cm"/>
    </style:style>
    <style:style style:name="gr26" style:family="graphic" style:parent-style-name="standard">
      <style:graphic-properties draw:stroke="none" draw:fill-color="#ff3333" draw:textarea-horizontal-align="justify" draw:textarea-vertical-align="middle" draw:auto-grow-height="false" fo:min-height="2.296cm" fo:min-width="2.046cm"/>
    </style:style>
    <style:style style:name="gr27" style:family="graphic" style:parent-style-name="standard">
      <style:graphic-properties draw:stroke="none" draw:fill-color="#ff3333" draw:textarea-horizontal-align="justify" draw:textarea-vertical-align="middle" draw:auto-grow-height="false" fo:min-height="0cm" fo:min-width="0cm"/>
    </style:style>
    <style:style style:name="gr2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9" style:family="graphic" style:parent-style-name="standard">
      <style:graphic-properties draw:stroke="none" draw:fill-color="#1c1c1c" draw:textarea-horizontal-align="justify" draw:textarea-vertical-align="middle" draw:auto-grow-height="false" fo:min-height="0.034cm" fo:min-width="1.198cm"/>
    </style:style>
    <style:style style:name="gr30"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1" style:family="graphic" style:parent-style-name="standard">
      <style:graphic-properties draw:stroke="none" draw:opacity="0%" draw:textarea-horizontal-align="justify" draw:textarea-vertical-align="middle" draw:auto-grow-height="false" fo:min-height="7.55cm" fo:min-width="11.8cm"/>
    </style:style>
    <style:style style:name="gr3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3" style:family="graphic" style:parent-style-name="standard">
      <style:graphic-properties draw:stroke="none" draw:opacity="2%" draw:textarea-horizontal-align="justify" draw:textarea-vertical-align="middle" draw:auto-grow-height="false" fo:min-height="7.55cm" fo:min-width="11.8cm"/>
    </style:style>
    <style:style style:name="gr3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horizontal"/>
    </style:style>
    <style:style style:name="gr35" style:family="graphic" style:parent-style-name="Object_20_with_20_no_20_fill_20_and_20_no_20_line">
      <style:graphic-properties draw:textarea-vertical-align="middle" draw:color-mode="standard" draw:luminance="0%" draw:contrast="0%" draw:gamma="100%" draw:red="0%" draw:green="0%" draw:blue="0%" fo:clip="rect(3.648cm, 0cm, 3.53cm, 0cm)" draw:image-opacity="100%" style:mirror="none"/>
    </style:style>
    <style:style style:name="gr36" style:family="graphic" style:parent-style-name="standard">
      <style:graphic-properties draw:textarea-horizontal-align="justify" draw:textarea-vertical-align="middle" draw:auto-grow-height="false" fo:min-height="7.65cm" fo:min-width="11.2cm"/>
    </style:style>
    <style:style style:name="P1" style:family="paragraph">
      <loext:graphic-properties draw:fill="solid" draw:fill-color="#ffffff" draw:opacity="100%"/>
      <style:paragraph-properties fo:text-align="center"/>
    </style:style>
    <style:style style:name="P2" style:family="paragraph">
      <loext:graphic-properties draw:fill-color="#82bbce" draw:opacity="100%"/>
      <style:paragraph-properties fo:text-align="center"/>
    </style:style>
    <style:style style:name="P3" style:family="paragraph">
      <loext:graphic-properties draw:fill-color="#996633"/>
      <style:paragraph-properties fo:text-align="center"/>
    </style:style>
    <style:style style:name="P4" style:family="paragraph">
      <loext:graphic-properties draw:fill-color="#66ff66"/>
      <style:paragraph-properties fo:text-align="center"/>
    </style:style>
    <style:style style:name="P5" style:family="paragraph">
      <loext:graphic-properties draw:fill="none" draw:fill-color="#729fcf" draw:opacity="100%"/>
      <style:paragraph-properties fo:margin-top="0cm" fo:margin-bottom="0cm" fo:text-align="center"/>
    </style:style>
    <style:style style:name="P6" style:family="paragraph">
      <loext:graphic-properties draw:fill-color="#5dcb5d"/>
      <style:paragraph-properties fo:text-align="center"/>
    </style:style>
    <style:style style:name="P7" style:family="paragraph">
      <loext:graphic-properties draw:fill-color="#61e061"/>
      <style:paragraph-properties fo:text-align="center"/>
    </style:style>
    <style:style style:name="P8" style:family="paragraph">
      <loext:graphic-properties draw:fill="none"/>
      <style:paragraph-properties fo:text-align="center"/>
    </style:style>
    <style:style style:name="P9" style:family="paragraph">
      <style:paragraph-properties fo:text-align="center"/>
    </style:style>
    <style:style style:name="P10" style:family="paragraph">
      <loext:graphic-properties draw:fill-color="#1c1c1c"/>
      <style:paragraph-properties fo:text-align="center"/>
    </style:style>
    <style:style style:name="P11" style:family="paragraph">
      <loext:graphic-properties draw:fill-color="#ff3333"/>
      <style:paragraph-properties fo:text-align="center"/>
    </style:style>
    <style:style style:name="P12" style:family="paragraph">
      <loext:graphic-properties draw:opacity="0%"/>
      <style:paragraph-properties fo:text-align="center"/>
    </style:style>
    <style:style style:name="P13" style:family="paragraph">
      <loext:graphic-properties draw:opacity="2%"/>
      <style:paragraph-properties fo:text-align="center"/>
    </style:style>
    <style:style style:name="T1" style:family="text">
      <style:text-properties fo:color="#ffffff" style:font-name="Lithos Pro Regular" fo:font-size="72pt" fo:font-weight="bold" style:font-size-asian="72pt" style:font-weight-asian="bold" style:font-size-complex="7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frame draw:style-name="gr1" draw:text-style-name="P1" draw:layer="layout" svg:width="18.999cm" svg:height="14.248cm" svg:x="1cm" svg:y="7.139cm">
            <draw:image xlink:href="Pictures/100002010000057400000417B6D854AEAFFD914E.png" xlink:type="simple" xlink:show="embed" xlink:actuate="onLoad">
              <text:p/>
            </draw:image>
          </draw:frame>
          <draw:custom-shape draw:style-name="gr2" draw:text-style-name="P2" draw:layer="layout" svg:width="19cm" svg:height="14.2cm" svg:x="1cm" svg:y="7.187cm">
            <text:p/>
            <draw:enhanced-geometry svg:viewBox="0 0 21600 21600" draw:mirror-horizontal="true" draw:type="rectangle" draw:enhanced-path="M 0 0 L 21600 0 21600 21600 0 21600 0 0 Z N"/>
          </draw:custom-shape>
          <draw:custom-shape draw:style-name="gr3" draw:text-style-name="P3" draw:layer="layout" svg:width="19cm" svg:height="2.7cm" svg:x="1cm" svg:y="18.687cm">
            <text:p/>
            <draw:enhanced-geometry svg:viewBox="0 0 21600 21600" draw:type="rectangle" draw:enhanced-path="M 0 0 L 21600 0 21600 21600 0 21600 0 0 Z N"/>
          </draw:custom-shape>
          <draw:ellipse draw:style-name="gr4" draw:text-style-name="P4" draw:layer="layout" svg:width="2.4cm" svg:height="1.198cm" draw:transform="rotate (-3.14159265358979) translate (3.4cm 19.287cm)" draw:kind="cut" draw:start-angle="359.9" draw:end-angle="180.1">
            <text:p/>
          </draw:ellipse>
          <draw:ellipse draw:style-name="gr4" draw:text-style-name="P4" draw:layer="layout" svg:width="2.4cm" svg:height="1.198cm" draw:transform="rotate (-3.14159265358979) translate (5.1cm 19.287cm)" draw:kind="cut" draw:start-angle="359.9" draw:end-angle="180.1">
            <text:p/>
          </draw:ellipse>
          <draw:ellipse draw:style-name="gr4" draw:text-style-name="P4" draw:layer="layout" svg:width="2.4cm" svg:height="1.198cm" draw:transform="rotate (-3.14159265358979) translate (6.8cm 19.287cm)" draw:kind="cut" draw:start-angle="359.9" draw:end-angle="180.1">
            <text:p/>
          </draw:ellipse>
          <draw:ellipse draw:style-name="gr4" draw:text-style-name="P4" draw:layer="layout" svg:width="2.4cm" svg:height="1.198cm" draw:transform="rotate (-3.14159265358979) translate (8cm 19.287cm)" draw:kind="cut" draw:start-angle="359.9" draw:end-angle="180.1">
            <text:p/>
          </draw:ellipse>
          <draw:ellipse draw:style-name="gr4" draw:text-style-name="P4" draw:layer="layout" svg:width="2.4cm" svg:height="1.198cm" draw:transform="rotate (-3.14159265358979) translate (9.7cm 19.287cm)" draw:kind="cut" draw:start-angle="359.9" draw:end-angle="180.1">
            <text:p/>
          </draw:ellipse>
          <draw:ellipse draw:style-name="gr4" draw:text-style-name="P4" draw:layer="layout" svg:width="2.4cm" svg:height="1.198cm" draw:transform="rotate (-3.14159265358979) translate (11.4cm 19.287cm)" draw:kind="cut" draw:start-angle="359.9" draw:end-angle="180.1">
            <text:p/>
          </draw:ellipse>
          <draw:ellipse draw:style-name="gr4" draw:text-style-name="P4" draw:layer="layout" svg:width="2.4cm" svg:height="1.198cm" draw:transform="rotate (-3.14159265358979) translate (13.1cm 19.287cm)" draw:kind="cut" draw:start-angle="359.9" draw:end-angle="180.1">
            <text:p/>
          </draw:ellipse>
          <draw:ellipse draw:style-name="gr4" draw:text-style-name="P4" draw:layer="layout" svg:width="2.4cm" svg:height="1.198cm" draw:transform="rotate (-3.14159265358979) translate (14.8cm 19.287cm)" draw:kind="cut" draw:start-angle="359.9" draw:end-angle="180.1">
            <text:p/>
          </draw:ellipse>
          <draw:ellipse draw:style-name="gr4" draw:text-style-name="P4" draw:layer="layout" svg:width="2.4cm" svg:height="1.198cm" draw:transform="rotate (-3.14159265358979) translate (16.5cm 19.287cm)" draw:kind="cut" draw:start-angle="359.9" draw:end-angle="180.1">
            <text:p/>
          </draw:ellipse>
          <draw:ellipse draw:style-name="gr4" draw:text-style-name="P4" draw:layer="layout" svg:width="2.4cm" svg:height="1.198cm" draw:transform="rotate (-3.14159265358979) translate (16.6cm 19.287cm)" draw:kind="cut" draw:start-angle="359.9" draw:end-angle="180.1">
            <text:p/>
          </draw:ellipse>
          <draw:ellipse draw:style-name="gr4" draw:text-style-name="P4" draw:layer="layout" svg:width="2.4cm" svg:height="1.198cm" draw:transform="rotate (-3.14159265358979) translate (18.3cm 19.287cm)" draw:kind="cut" draw:start-angle="359.9" draw:end-angle="180.1">
            <text:p/>
          </draw:ellipse>
          <draw:ellipse draw:style-name="gr4" draw:text-style-name="P4" draw:layer="layout" svg:width="2.4cm" svg:height="1.198cm" draw:transform="rotate (-3.14159265358979) translate (20cm 19.287cm)" draw:kind="cut" draw:start-angle="359.9" draw:end-angle="180.1">
            <text:p/>
          </draw:ellipse>
          <draw:frame draw:style-name="gr5" draw:text-style-name="P5" draw:layer="layout" svg:width="19cm" svg:height="5.099cm" svg:x="1cm" svg:y="7.187cm">
            <draw:image xlink:href="Pictures/100002010000034A0000026DA34AB850AE258AB7.png" xlink:type="simple" xlink:show="embed" xlink:actuate="onLoad">
              <text:p/>
            </draw:image>
          </draw:frame>
          <draw:g>
            <draw:g>
              <draw:custom-shape draw:style-name="gr6" draw:text-style-name="P6" draw:layer="layout" svg:width="0.2cm" svg:height="0.7cm" svg:x="6.8cm" svg:y="17.987cm">
                <text:p/>
                <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7" draw:text-style-name="P6" draw:layer="layout" svg:width="0.2cm" svg:height="0.7cm" svg:x="6.9cm" svg:y="17.987cm">
                <text:p/>
                <draw:enhanced-geometry svg:viewBox="0 0 21600 21600" draw:mirror-horizontal="fals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g>
            <draw:g>
              <draw:custom-shape draw:style-name="gr6" draw:text-style-name="P6" draw:layer="layout" svg:width="0.2cm" svg:height="0.7cm" svg:x="6.4cm" svg:y="17.987cm">
                <text:p/>
                <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7" draw:text-style-name="P6" draw:layer="layout" svg:width="0.2cm" svg:height="0.7cm" svg:x="6.5cm" svg:y="17.987cm">
                <text:p/>
                <draw:enhanced-geometry svg:viewBox="0 0 21600 21600" draw:mirror-horizontal="fals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g>
            <draw:g>
              <draw:custom-shape draw:style-name="gr8" draw:text-style-name="P6" draw:layer="layout" svg:width="0.2cm" svg:height="0.8cm" svg:x="6.6cm" svg:y="17.887cm">
                <text:p/>
                <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9" draw:text-style-name="P6" draw:layer="layout" svg:width="0.2cm" svg:height="0.8cm" svg:x="6.7cm" svg:y="17.887cm">
                <text:p/>
                <draw:enhanced-geometry svg:viewBox="0 0 21600 21600" draw:mirror-horizontal="fals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g>
          </draw:g>
          <draw:g>
            <draw:g>
              <draw:custom-shape draw:style-name="gr6" draw:text-style-name="P6" draw:layer="layout" svg:width="0.2cm" svg:height="0.7cm" svg:x="15.5cm" svg:y="17.887cm">
                <text:p/>
                <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7" draw:text-style-name="P6" draw:layer="layout" svg:width="0.2cm" svg:height="0.7cm" svg:x="15.6cm" svg:y="17.887cm">
                <text:p/>
                <draw:enhanced-geometry svg:viewBox="0 0 21600 21600" draw:mirror-horizontal="fals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g>
            <draw:g>
              <draw:custom-shape draw:style-name="gr6" draw:text-style-name="P6" draw:layer="layout" svg:width="0.2cm" svg:height="0.7cm" svg:x="15.1cm" svg:y="17.887cm">
                <text:p/>
                <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7" draw:text-style-name="P6" draw:layer="layout" svg:width="0.2cm" svg:height="0.7cm" svg:x="15.2cm" svg:y="17.887cm">
                <text:p/>
                <draw:enhanced-geometry svg:viewBox="0 0 21600 21600" draw:mirror-horizontal="fals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g>
            <draw:g>
              <draw:custom-shape draw:style-name="gr8" draw:text-style-name="P6" draw:layer="layout" svg:width="0.2cm" svg:height="0.8cm" svg:x="15.3cm" svg:y="17.787cm">
                <text:p/>
                <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9" draw:text-style-name="P6" draw:layer="layout" svg:width="0.2cm" svg:height="0.8cm" svg:x="15.4cm" svg:y="17.787cm">
                <text:p/>
                <draw:enhanced-geometry svg:viewBox="0 0 21600 21600" draw:mirror-horizontal="fals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g>
          </draw:g>
          <draw:custom-shape draw:style-name="gr10" draw:text-style-name="P7" draw:layer="layout" svg:width="19cm" svg:height="0.4cm" svg:x="1cm" svg:y="18.287cm">
            <text:p/>
            <draw:enhanced-geometry svg:viewBox="0 0 21600 21600" draw:type="rectangle" draw:enhanced-path="M 0 0 L 21600 0 21600 21600 0 21600 0 0 Z N"/>
          </draw:custom-shape>
          <draw:frame draw:style-name="gr11" draw:text-style-name="P8" draw:layer="layout" svg:width="3.875cm" svg:height="5cm" svg:x="16.124cm" svg:y="14.287cm">
            <draw:image xlink:href="Pictures/10000201000001100000010CF43BF01EB16659B9.png" xlink:type="simple" xlink:show="embed" xlink:actuate="onLoad">
              <text:p/>
            </draw:image>
          </draw:frame>
          <draw:frame draw:style-name="gr12" draw:text-style-name="P8" draw:layer="layout" svg:width="3.296cm" svg:height="7.09cm" svg:x="1.004cm" svg:y="12.387cm">
            <draw:image xlink:href="Pictures/10000201000001100000010CF43BF01EB16659B9.png" xlink:type="simple" xlink:show="embed" xlink:actuate="onLoad">
              <text:p/>
            </draw:image>
          </draw:frame>
          <draw:frame draw:style-name="gr13" draw:text-style-name="P8" draw:layer="layout" svg:width="1.926cm" svg:height="2.042cm" draw:transform="rotate (0.540353936417444) translate (0.9cm 18.278cm)">
            <draw:image xlink:href="Pictures/10000201000001100000010CF43BF01EB16659B9.png" xlink:type="simple" xlink:show="embed" xlink:actuate="onLoad">
              <text:p/>
            </draw:image>
          </draw:frame>
          <draw:frame draw:style-name="gr14" draw:text-style-name="P8" draw:layer="layout" svg:width="4.317cm" svg:height="2.85cm" svg:x="16.7cm" svg:y="18.037cm">
            <draw:image xlink:href="Pictures/10000201000002CB000001D8E7DB7EDB9CD92216.png" xlink:type="simple" xlink:show="embed" xlink:actuate="onLoad">
              <text:p/>
            </draw:image>
          </draw:frame>
        </draw:g>
      </draw:page>
      <draw:page draw:name="page2" draw:style-name="dp1" draw:master-page-name="Default">
        <dr3d:scene draw:style-name="gr15" svg:width="1.012cm" svg:height="7.881cm" svg:x="12.288cm" svg:y="8.819cm" dr3d:transform="matrix (0.999757154098907 0.00549933362143756 -0.0213398724872046 0.00330007070146273 0.920081552456522 0.391712964251327 0.0217885832815115 -0.391688261451524 0.919839966233073 -0.000224426021922883cm -0.000022021630270084cm -0.00318254732120277cm)" dr3d:vrp="(0 0 16885.7142857143)" dr3d:vpn="(0 0 14285.7142857143)" dr3d:projection="perspective" dr3d:distance="2.6cm" dr3d:focal-length="10cm" dr3d:shadow-slant="1" dr3d:shade-mode="gouraud" dr3d:ambient-color="#000000"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6" draw:layer="layout" svg:viewBox="0 -5000 2500 10000" svg:d="M0-5000h250 250 500 500 500 250 250v10000h-250-250-500-500-500-250-250z"/>
        </dr3d:scene>
        <dr3d:scene draw:style-name="gr17" svg:width="1.406cm" svg:height="0.736cm" svg:x="8.994cm" svg:y="18.764cm" dr3d:transform="matrix (0.996929842930209 -0.00716069494614904 -0.0779718713578005 0.00661313274616876 0.999951643691595 -0.00727851315581401 0.0780202201383125 0.00674052864143481 0.996928989709499 -2.84413628266246E-020cm -0.000326432277690139cm -0.00712391460670576cm)" dr3d:vrp="(0 0 10171.4285714286)" dr3d:vpn="(0 0 8571.42857142857)"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8" draw:layer="layout" svg:viewBox="500 -500 1000 1000" svg:d="M1500 0l-0.990668449545638-33.9002972435307-3.00400996771555-32.7847408662235-5.06535841450454-31.8483487856369-7.17471378991218-31.0911210017709-9.3320760939389-30.5130575146257-11.5374453265842-30.1141583242011-13.7908214878482-29.8944234304972-16.0922045777313-29.8538528335139-17.8080926657994-28.8631843839684-18.9939193783753-26.8904134627815-20.3109034590525-25.0487999096965-21.7590449078323-23.3383437247134-23.3383437247132-21.7590449078321-25.0487999096965-20.3109034590527-26.8904134627817-18.9939193783752-28.8631843839685-17.8080926657994-29.8538528335139-16.0922045777313-29.8944234304972-13.7908214878483-30.1141583242011-11.5374453265842-30.5130575146256-9.3320760939389-31.0911210017709-7.17471378991235-31.848348785637-5.0653584145046-32.7847408662235-3.00400996771566-33.9002972435306-0.990668449545467-33.9002972435308 0.990668449545467-32.7847408662236 3.0040099677156-31.8483487856369 5.0653584145046-31.0911210017708 7.17471378991235-30.5130575146259 9.33207609393884-30.1141583242011 11.5374453265842-29.8944234304971 13.7908214878483-29.8538528335139 16.0922045777313-28.8631843839684 17.8080926657994-26.8904134627817 18.9939193783752-25.0487999096964 20.3109034590527-23.3383437247134 21.759044907832-21.759044907832 23.3383437247133-20.3109034590527 25.0487999096965-18.9939193783752 26.8904134627815-17.8080926657996 28.8631843839685-16.0922045777313 29.853852833514-13.7908214878482 29.8944234304972-11.5374453265842 30.1141583242011-9.3320760939389 30.5130575146257-7.17471378991235 31.0911210017709-5.06535841450466 31.8483487856369-3.00400996771566 32.7847408662235-0.990668449545467 33.9002972435307 0.990668449545467 33.9002972435307 3.0040099677156 32.7847408662235 5.0653584145046 31.8483487856369 7.17471378991235 31.091121001771 9.33207609393878 30.5130575146257 11.5374453265842 30.1141583242011 13.7908214878482 29.8944234304972 16.0922045777313 29.853852833514 17.8080926657994 28.8631843839685 18.993919378375 26.8904134627816 20.3109034590527 25.0487999096966 21.759044907832 23.3383437247134 23.3383437247134 21.7590449078321 25.0487999096964 20.3109034590527 26.8904134627817 18.9939193783752 28.8631843839684 17.8080926657995 29.8538528335139 16.0922045777313 29.8944234304971 13.7908214878483 30.1141583242011 11.5374453265842 30.5130575146259 9.3320760939389 31.0911210017708 7.17471378991235 31.8483487856369 5.06535841450466 32.7847408662235 3.00400996771566 33.9002972435308 0.990668449545467 33.9002972435308-0.990668449545467 32.7847408662235-3.0040099677156 31.8483487856367-5.06535841450454 31.0911210017709-7.17471378991229 30.5130575146259-9.33207609393884 30.1141583242011-11.5374453265842 29.8944234304972-13.7908214878483 29.8538528335139-16.0922045777312 28.8631843839685-17.8080926657995 26.8904134627817-18.993919378375 25.0487999096965-20.3109034590526 23.3383437247132-21.759044907832 21.7590449078323-23.3383437247134 20.3109034590525-25.0487999096965 18.9939193783753-26.8904134627815 17.8080926657994-28.8631843839685 16.0922045777313-29.8538528335139 13.7908214878482-29.8944234304972 11.5374453265842-30.1141583242011 9.3320760939389-30.5130575146257 7.1747137899124-31.0911210017709 5.06535841450477-31.8483487856369 3.00400996771555-32.7847408662235 0.990668449545638-33.9002972435307z"/>
        </dr3d:scene>
        <draw:custom-shape draw:style-name="gr19" draw:text-style-name="P9" draw:layer="layout" svg:width="2.7cm" svg:height="5.3cm" svg:x="4.7cm" svg:y="11.7cm">
          <text:p/>
          <draw:enhanced-geometry svg:viewBox="0 0 21600 21600" draw:type="rectangle" draw:enhanced-path="M 0 0 L 21600 0 21600 21600 0 21600 0 0 Z N"/>
        </draw:custom-shape>
        <draw:polygon draw:style-name="gr20" draw:text-style-name="P9" draw:layer="layout" svg:width="0.242cm" svg:height="0.043cm" svg:x="12.7cm" svg:y="11.62cm" svg:viewBox="0 0 243 44" draw:points="0,0 221,22 243,44">
          <text:p/>
        </draw:polygon>
        <draw:path draw:style-name="gr20" draw:text-style-name="P9" draw:layer="layout" svg:width="1.514cm" svg:height="0.243cm" svg:x="11.63cm" svg:y="13.574cm" svg:viewBox="0 0 1515 244" svg:d="M0 28c144-9 288-2 433-12 135-8 267-37 409 12 117 42 248 42 373 36 120-4 303 22 300 180z">
          <text:p/>
        </draw:path>
        <draw:path draw:style-name="gr20" draw:text-style-name="P9" draw:layer="layout" svg:width="1.903cm" svg:height="0.899cm" svg:x="11.8cm" svg:y="14.7cm" svg:viewBox="0 0 1904 900" svg:d="M100 0c1900 0 1700 800 1800 800s-1800 100-1800 100h-100z">
          <text:p/>
        </draw:path>
        <draw:polygon draw:style-name="gr20" draw:text-style-name="P9" draw:layer="layout" svg:width="1.699cm" svg:height="1.199cm" svg:x="12.3cm" svg:y="16.5cm" svg:viewBox="0 0 1700 1200" draw:points="0,0 1700,0 1700,1200 0,1100">
          <text:p/>
        </draw:polygon>
        <draw:path draw:style-name="gr21" draw:text-style-name="P8" draw:layer="layout" svg:width="1.5cm" svg:height="2.099cm" svg:x="10.5cm" svg:y="12.2cm" svg:viewBox="0 0 1501 2100" svg:d="M0 0c1600 0 1500 0 1500 0v2100h-1400z">
          <text:p/>
        </draw:path>
        <draw:path draw:style-name="gr21" draw:text-style-name="P8" draw:layer="layout" svg:width="2.867cm" svg:height="2.199cm" svg:x="10.1cm" svg:y="8.4cm" svg:viewBox="0 0 2868 2200" svg:d="M1600 0c1100 0 1000 0 1100 0s-300 900 100 1700-1100 400-1100 400l-1700-1400">
          <text:p/>
        </draw:path>
        <draw:path draw:style-name="gr20" draw:text-style-name="P9" draw:layer="layout" svg:width="2.015cm" svg:height="3.248cm" svg:x="10cm" svg:y="4.9cm" svg:viewBox="0 0 2016 3249" svg:d="M0 0c2000 0 2000 0 2000 0 0 0-200 1200 0 2600s-1600 100-1600 100z">
          <text:p/>
        </draw:path>
        <draw:path draw:style-name="gr20" draw:text-style-name="P9" draw:layer="layout" svg:width="0.999cm" svg:height="1.199cm" svg:x="9.3cm" svg:y="1.6cm" svg:viewBox="0 0 1000 1200" svg:d="M0 0h500c500 0-500 1200 0 1200s500-100 500-100z">
          <text:p/>
        </draw:path>
        <draw:path draw:style-name="gr20" draw:text-style-name="P9" draw:layer="layout" svg:width="1.109cm" svg:height="0.91cm" svg:x="11.153cm" svg:y="3.2cm" svg:viewBox="0 0 1110 911" svg:d="M47 0c800 0 800 0 800 0v900c0 0-900 0 0 0s-800 0-800 0c0 0 200-100 0 0s300-500 300-500z">
          <text:p/>
        </draw:path>
        <draw:path draw:style-name="gr20" draw:text-style-name="P9" draw:layer="layout" svg:width="0.986cm" svg:height="0.399cm" svg:x="11cm" svg:y="1.2cm" svg:viewBox="0 0 987 400" svg:d="M0 0h700c700 0-100 400-100 400z">
          <text:p/>
        </draw:path>
        <draw:path draw:style-name="gr20" draw:text-style-name="P9" draw:layer="layout" svg:width="2.499cm" svg:height="0.677cm" svg:x="9.8cm" svg:y="1.8cm" svg:viewBox="0 0 2500 678" svg:d="M2000 0c500 0 500 500 500 100v400c0 400-2500 0-2500 0z">
          <text:p/>
        </draw:path>
        <draw:path draw:style-name="gr20" draw:text-style-name="P9" draw:layer="layout" svg:width="1.999cm" svg:height="0.566cm" svg:x="9.2cm" svg:y="3.1cm" svg:viewBox="0 0 2000 567" svg:d="M0 100c300 0 300 400 300 100v300c0 300 1700-500 1700-500z">
          <text:p/>
        </draw:path>
        <draw:path draw:style-name="gr20" draw:text-style-name="P9" draw:layer="layout" svg:width="4.448cm" svg:height="0.342cm" svg:x="8.884cm" svg:y="2.9cm" svg:viewBox="0 0 4449 343" svg:d="M3716 0c700 0 800 700 700 100l-3000 100c-3000 100-300-100-300-100z">
          <text:p/>
        </draw:path>
        <draw:path draw:style-name="gr20" draw:text-style-name="P9" draw:layer="layout" svg:width="0.326cm" svg:height="3.024cm" svg:x="13.774cm" svg:y="1.6cm" svg:viewBox="0 0 327 3025" svg:d="M13 0c300 0 300 0 300 0 0 0-100 1900 0 2500s-400 900-300-300 100-2100 0-2200l100 100z">
          <text:p/>
        </draw:path>
        <draw:g>
          <draw:g>
            <draw:frame draw:style-name="gr22" draw:text-style-name="P8" draw:layer="layout" svg:width="2.04cm" svg:height="4.259cm" svg:x="1.804cm" svg:y="6.678cm">
              <draw:image xlink:href="Pictures/100002010000003600000277801811B4BFE6B154.png" xlink:type="simple" xlink:show="embed" xlink:actuate="onLoad">
                <text:p/>
              </draw:image>
            </draw:frame>
            <draw:frame draw:style-name="gr22" draw:text-style-name="P8" draw:layer="layout" svg:width="2.038cm" svg:height="4.256cm" svg:x="1.95cm" svg:y="10.444cm">
              <draw:image xlink:href="Pictures/100002010000003600000277801811B4BFE6B154.png" xlink:type="simple" xlink:show="embed" xlink:actuate="onLoad">
                <text:p/>
              </draw:image>
            </draw:frame>
          </draw:g>
          <draw:path draw:style-name="gr23" draw:text-style-name="P8" draw:layer="layout" svg:width="1.431cm" svg:height="0.693cm" draw:transform="skewX (-0.524122374373897) rotate (-1.18996548400973) translate (1.94983085373181cm 8.51000992322378cm)" svg:viewBox="0 0 1432 694" svg:d="M0 0c1183 3 1432 694 1432 694v-17">
            <text:p/>
          </draw:path>
          <draw:path draw:style-name="gr23" draw:text-style-name="P8" draw:layer="layout" svg:width="1.434cm" svg:height="0.695cm" draw:transform="skewX (0.519409985393513) rotate (1.18891828645854) translate (2.98707709154958cm 9.79200417956889cm)" svg:viewBox="0 0 1435 696" svg:d="M1435 0c-1183 4-1435 696-1435 696v-17">
            <text:p/>
          </draw:path>
          <draw:path draw:style-name="gr23" draw:text-style-name="P8" draw:layer="layout" svg:width="1.439cm" svg:height="0.689cm" draw:transform="skewX (-0.52028265001951) rotate (-1.19240894496253) translate (2.00960755325426cm 10.4204776651593cm)" svg:viewBox="0 0 1440 690" svg:d="M0 0c1185 0 1440 690 1440 690v-17">
            <text:p/>
          </draw:path>
          <draw:path draw:style-name="gr23" draw:text-style-name="P8" draw:layer="layout" svg:width="1.428cm" svg:height="0.708cm" draw:transform="skewX (0.511905069609937) rotate (1.18176243652536) translate (3.11144159169347cm 11.6935387307923cm)" svg:viewBox="0 0 1429 709" svg:d="M1429 0c-1177 13-1429 709-1429 709v-17">
            <text:p/>
          </draw:path>
          <draw:path draw:style-name="gr23" draw:text-style-name="P8" draw:layer="layout" svg:width="1.433cm" svg:height="0.689cm" draw:transform="skewX (-0.526565835326689) rotate (-1.19223441203733) translate (2.08162767316075cm 12.1624131490302cm)" svg:viewBox="0 0 1434 690" svg:d="M0 0c1184 0 1434 690 1434 690v-17">
            <text:p/>
          </draw:path>
          <draw:path draw:style-name="gr23" draw:text-style-name="P8" draw:layer="layout" svg:width="1.464cm" svg:height="0.631cm" draw:transform="skewX (0.555189235059396) rotate (1.22469753612442) translate (3.22722249466145cm 13.4903083121032cm)" svg:viewBox="0 0 1465 632" svg:d="M1465 2c-1207-39-1465 630-1465 630v-17">
            <text:p/>
          </draw:path>
          <draw:path draw:style-name="gr23" draw:text-style-name="P8" draw:layer="layout" svg:width="1.437cm" svg:height="0.689cm" draw:transform="skewX (-0.522551578047102) rotate (-1.19240894496253) translate (1.87781073382532cm 6.67531637483669cm)" svg:viewBox="0 0 1438 690" svg:d="M0 0c1185 0 1438 690 1438 690v-17">
            <text:p/>
          </draw:path>
          <draw:path draw:style-name="gr23" draw:text-style-name="P8" draw:layer="layout" svg:width="1.396cm" svg:height="0.705cm" draw:transform="skewX (0.492706447837999) rotate (1.17303579026539) translate (2.98071733548112cm 7.9632717730589cm)" svg:viewBox="0 0 1397 706" svg:d="M1397 0c-1153 12-1397 706-1397 706v-17">
            <text:p/>
          </draw:path>
          <draw:path draw:style-name="gr23" draw:text-style-name="P8" draw:layer="layout" svg:width="0.92cm" svg:height="0.173cm" draw:transform="skewX (1.34407805696083) rotate (-0.0820304748437339) translate (2.64348441375344cm 8.31352610903977cm)" svg:viewBox="0 0 921 174" svg:d="M0 174c1205 1 882-174 882-174">
            <text:p/>
          </draw:path>
          <draw:path draw:style-name="gr24" draw:text-style-name="P8" draw:layer="layout" svg:width="0.917cm" svg:height="0.173cm" draw:transform="skewX (1.34495072158683) rotate (-0.0820304748437339) translate (2.7804564714124cm 10.3169997635744cm)" svg:viewBox="0 0 918 174" svg:d="M0 174c1205 1 878-174 878-174">
            <text:p/>
          </draw:path>
          <draw:path draw:style-name="gr24" draw:text-style-name="P8" draw:layer="layout" svg:width="0.901cm" svg:height="0.176cm" draw:transform="skewX (1.34809231424042) rotate (-0.0834267382453293) translate (2.73997091487701cm 12.0477401096805cm)" svg:viewBox="0 0 902 177" svg:d="M0 177c1198-1 857-177 857-177">
            <text:p/>
          </draw:path>
          <draw:path draw:style-name="gr24" draw:text-style-name="P8" draw:layer="layout" svg:width="0.917cm" svg:height="0.173cm" draw:transform="skewX (1.34495072158683) rotate (-0.0820304748437339) translate (2.78045647141203cm 10.3174352474454cm)" svg:viewBox="0 0 918 174" svg:d="M0 174c1205 1 878-174 878-174">
            <text:p/>
          </draw:path>
          <draw:path draw:style-name="gr24" draw:text-style-name="P8" draw:layer="layout" svg:width="0.916cm" svg:height="0.175cm" draw:transform="skewX (1.34285632648444) rotate (-0.0830776723949305) translate (2.92492698523269cm 14.1048221318167cm)" svg:viewBox="0 0 917 176" svg:d="M0 176c1200-1 878-176 878-176">
            <text:p/>
          </draw:path>
          <draw:path draw:style-name="gr23" draw:text-style-name="P8" draw:layer="layout" svg:width="0.907cm" svg:height="0.175cm" draw:transform="skewX (1.34652151791363) rotate (-0.0830776723949305) translate (2.58771420862857cm 6.57201742839262cm)" svg:viewBox="0 0 908 176" svg:d="M0 176c1200-1 865-176 865-176">
            <text:p/>
          </draw:path>
          <draw:custom-shape draw:style-name="gr25" draw:text-style-name="P10" draw:layer="layout" svg:width="1.73cm" svg:height="0.174cm" svg:x="1.8cm" svg:y="6.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26" draw:text-style-name="P11" draw:layer="layout" svg:width="3.6cm" svg:height="3.6cm" svg:x="3cm" svg:y="18.5cm">
            <text:p/>
            <draw:enhanced-geometry svg:viewBox="0 0 21600 21600" draw:glue-points="10800 0 3163 3163 0 10800 3163 18437 10800 21600 18437 18437 21600 10800 18437 3163" draw:text-areas="3163 3163 18437 18437" draw:type="ring" draw:modifiers="1679.53346292696"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7" draw:text-style-name="P11" draw:layer="layout" svg:width="2.8cm" svg:height="2.8cm" svg:x="3.4cm" svg:y="18.9cm">
            <text:p/>
            <draw:enhanced-geometry svg:viewBox="0 0 21600 21600" draw:glue-points="10800 0 0 10800 10800 21600 21600 10800" draw:path-stretchpoint-x="10800" draw:path-stretchpoint-y="10800" draw:text-areas="?f1 ?f1 ?f2 ?f3" draw:type="cross" draw:modifiers="10071.2602641914"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g>
      </draw:page>
      <draw:page draw:name="page3" draw:style-name="dp1" draw:master-page-name="Default">
        <draw:frame draw:style-name="gr28" draw:text-style-name="P8" draw:layer="layout" svg:width="11.616cm" svg:height="9.22cm" svg:x="-3.6cm" svg:y="24.1cm">
          <draw:image xlink:href="Pictures/1000020100000259000001DD2566D42188459B6A.png" xlink:type="simple" xlink:show="embed" xlink:actuate="onLoad">
            <text:p/>
          </draw:image>
        </draw:frame>
        <draw:g>
          <draw:g>
            <draw:frame draw:style-name="gr22" draw:text-style-name="P8" draw:layer="layout" svg:width="2.828cm" svg:height="9.771cm" svg:x="7.8cm" svg:y="2.8cm">
              <draw:image xlink:href="Pictures/100002010000003600000277801811B4BFE6B154.png" xlink:type="simple" xlink:show="embed" xlink:actuate="onLoad">
                <text:p/>
              </draw:image>
            </draw:frame>
            <draw:frame draw:style-name="gr22" draw:text-style-name="P8" draw:layer="layout" svg:width="2.828cm" svg:height="9.771cm" svg:x="8cm" svg:y="11.429cm">
              <draw:image xlink:href="Pictures/100002010000003600000277801811B4BFE6B154.png" xlink:type="simple" xlink:show="embed" xlink:actuate="onLoad">
                <text:p/>
              </draw:image>
            </draw:frame>
          </draw:g>
          <draw:path draw:style-name="gr23" draw:text-style-name="P8" draw:layer="layout" svg:width="3.154cm" svg:height="1cm" draw:transform="skewX (-0.889245253891111) rotate (-1.33517687777566) translate (8.01724461904055cm 7.01231867853473cm)" svg:viewBox="0 0 3155 1001" svg:d="M0 0c2601-1 3155 1001 3155 1001v-25">
            <text:p/>
          </draw:path>
          <draw:path draw:style-name="gr23" draw:text-style-name="P8" draw:layer="layout" svg:width="3.157cm" svg:height="0.996cm" draw:transform="skewX (0.890117918517108) rotate (1.33604954240166) translate (9.46519555140506cm 9.97076145523731cm)" svg:viewBox="0 0 3158 997" svg:d="M3158 0c-2603-3-3158 997-3158 997v-25">
            <text:p/>
          </draw:path>
          <draw:path draw:style-name="gr23" draw:text-style-name="P8" draw:layer="layout" svg:width="3.154cm" svg:height="1cm" draw:transform="skewX (-0.889245253891111) rotate (-1.33517687777566) translate (8.10024461904055cm 11.3993186785347cm)" svg:viewBox="0 0 3155 1001" svg:d="M0 0c2601-1 3155 1001 3155 1001v-25">
            <text:p/>
          </draw:path>
          <draw:path draw:style-name="gr23" draw:text-style-name="P8" draw:layer="layout" svg:width="3.157cm" svg:height="0.996cm" draw:transform="skewX (0.890117918517108) rotate (1.33604954240166) translate (9.64819555140506cm 14.3577614552373cm)" svg:viewBox="0 0 3158 997" svg:d="M3158 0c-2603-3-3158 997-3158 997v-25">
            <text:p/>
          </draw:path>
          <draw:path draw:style-name="gr23" draw:text-style-name="P8" draw:layer="layout" svg:width="3.154cm" svg:height="1cm" draw:transform="skewX (-0.889245253891111) rotate (-1.33517687777566) translate (8.20024461904055cm 15.3993186785347cm)" svg:viewBox="0 0 3155 1001" svg:d="M0 0c2601-1 3155 1001 3155 1001v-25">
            <text:p/>
          </draw:path>
          <draw:path draw:style-name="gr23" draw:text-style-name="P8" draw:layer="layout" svg:width="3.157cm" svg:height="0.996cm" draw:transform="skewX (0.890117918517108) rotate (1.33604954240166) translate (9.74819555140506cm 18.3577614552373cm)" svg:viewBox="0 0 3158 997" svg:d="M3158 0c-2603-3-3158 997-3158 997v-25">
            <text:p/>
          </draw:path>
          <draw:path draw:style-name="gr23" draw:text-style-name="P8" draw:layer="layout" svg:width="3.154cm" svg:height="1cm" draw:transform="skewX (-0.889245253891111) rotate (-1.33517687777566) translate (7.91724461904055cm 2.79931867853473cm)" svg:viewBox="0 0 3155 1001" svg:d="M0 0c2601-1 3155 1001 3155 1001v-25">
            <text:p/>
          </draw:path>
          <draw:path draw:style-name="gr23" draw:text-style-name="P8" draw:layer="layout" svg:width="3.081cm" svg:height="0.995cm" draw:transform="skewX (0.87406088939876) rotate (1.33011542294488) translate (9.46502593893249cm 5.79382720102635cm)" svg:viewBox="0 0 3082 996" svg:d="M3082 0c-2541-3-3082 996-3082 996v-25">
            <text:p/>
          </draw:path>
          <draw:path draw:style-name="gr23" draw:text-style-name="P8" draw:layer="layout" svg:width="1.263cm" svg:height="0.399cm" draw:transform="skewX (1.20776784238008) rotate (-0.13578661580516) translate (9.01078764307891cm 6.56448216353679cm)" svg:viewBox="0 0 1264 400" svg:d="M0 400c1681 0 1201-400 1201-400">
            <text:p/>
          </draw:path>
          <draw:path draw:style-name="gr24" draw:text-style-name="P8" draw:layer="layout" svg:width="1.263cm" svg:height="0.399cm" draw:transform="skewX (1.20776784238008) rotate (-0.13578661580516) translate (9.19678764307891cm 11.1644821635368cm)" svg:viewBox="0 0 1264 400" svg:d="M0 400c1681 0 1201-400 1201-400">
            <text:p/>
          </draw:path>
          <draw:path draw:style-name="gr24" draw:text-style-name="P8" draw:layer="layout" svg:width="1.263cm" svg:height="0.399cm" draw:transform="skewX (1.20776784238008) rotate (-0.13578661580516) translate (9.11078764307892cm 15.1374821635368cm)" svg:viewBox="0 0 1264 400" svg:d="M0 400c1681 0 1201-400 1201-400">
            <text:p/>
          </draw:path>
          <draw:path draw:style-name="gr24" draw:text-style-name="P8" draw:layer="layout" svg:width="1.263cm" svg:height="0.399cm" draw:transform="skewX (1.20776784238008) rotate (-0.13578661580516) translate (9.19678764307891cm 11.1654821635368cm)" svg:viewBox="0 0 1264 400" svg:d="M0 400c1681 0 1201-400 1201-400">
            <text:p/>
          </draw:path>
          <draw:path draw:style-name="gr24" draw:text-style-name="P8" draw:layer="layout" svg:width="1.263cm" svg:height="0.399cm" draw:transform="skewX (1.20776784238008) rotate (-0.13578661580516) translate (9.39678764307891cm 19.8644821635368cm)" svg:viewBox="0 0 1264 400" svg:d="M0 400c1681 0 1201-400 1201-400">
            <text:p/>
          </draw:path>
          <draw:path draw:style-name="gr23" draw:text-style-name="P8" draw:layer="layout" svg:width="1.263cm" svg:height="0.399cm" draw:transform="skewX (1.20776784238008) rotate (-0.13578661580516) translate (8.91078764307891cm 2.56448216353679cm)" svg:viewBox="0 0 1264 400" svg:d="M0 400c1681 0 1201-400 1201-400">
            <text:p/>
          </draw:path>
          <draw:custom-shape draw:style-name="gr29" draw:text-style-name="P10" draw:layer="layout" svg:width="2.4cm" svg:height="0.4cm" svg:x="7.8cm" svg:y="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ge>
      <draw:page draw:name="page4" draw:style-name="dp1" draw:master-page-name="Default">
        <draw:g>
          <draw:frame draw:style-name="gr30" draw:text-style-name="P9" draw:layer="layout" svg:width="11.704cm" svg:height="7.853cm" draw:transform="skewX (0.00383972435438752) rotate (-0.0242600766027208) translate (-2.401cm -3.334cm)">
            <draw:image xlink:href="Pictures/100002010000014D000000DE50C298576F37B893.png" xlink:type="simple" xlink:show="embed" xlink:actuate="onLoad">
              <text:p text:style-name="P9"><text:span text:style-name="T1">CHECK</text:span> </text:p>
            </draw:image>
          </draw:frame>
        </draw:g>
        <draw:g>
          <draw:custom-shape draw:style-name="gr31" draw:text-style-name="P12" draw:layer="layout" svg:width="12.3cm" svg:height="7.8cm" svg:x="2.1cm" svg:y="14.3cm">
            <text:p/>
            <draw:enhanced-geometry svg:viewBox="0 0 21600 21600" draw:type="rectangle" draw:enhanced-path="M 0 0 L 21600 0 21600 21600 0 21600 0 0 Z N"/>
          </draw:custom-shape>
          <draw:frame draw:style-name="gr32" draw:text-style-name="P9" draw:layer="layout" svg:width="4.866cm" svg:height="8.4cm" svg:x="5.634cm" svg:y="14cm">
            <draw:image xlink:href="Pictures/10000201000000B80000016911B514C20D020306.png" xlink:type="simple" xlink:show="embed" xlink:actuate="onLoad">
              <text:p/>
            </draw:image>
          </draw:frame>
        </draw:g>
        <draw:g>
          <draw:custom-shape draw:style-name="gr31" draw:text-style-name="P12" draw:layer="layout" svg:width="12.3cm" svg:height="7.8cm" svg:x="16.4cm" svg:y="14.2cm">
            <text:p/>
            <draw:enhanced-geometry svg:viewBox="0 0 21600 21600" draw:type="rectangle" draw:enhanced-path="M 0 0 L 21600 0 21600 21600 0 21600 0 0 Z N"/>
          </draw:custom-shape>
          <draw:frame draw:style-name="gr32" draw:text-style-name="P9" draw:layer="layout" svg:width="3.623cm" svg:height="8.566cm" svg:x="20.577cm" svg:y="13.9cm">
            <draw:image xlink:href="Pictures/1000020100000089000001979495A984593B7820.png" xlink:type="simple" xlink:show="embed" xlink:actuate="onLoad">
              <text:p/>
            </draw:image>
          </draw:frame>
        </draw:g>
        <draw:g>
          <draw:custom-shape draw:style-name="gr33" draw:text-style-name="P13" draw:layer="layout" svg:width="12.3cm" svg:height="7.8cm" svg:x="-7cm" svg:y="5.534cm">
            <text:p/>
            <draw:enhanced-geometry svg:viewBox="0 0 21600 21600" draw:type="rectangle" draw:enhanced-path="M 0 0 L 21600 0 21600 21600 0 21600 0 0 Z N"/>
          </draw:custom-shape>
          <draw:g>
            <draw:frame draw:style-name="gr30" draw:text-style-name="P9" draw:layer="layout" svg:width="11.704cm" svg:height="7.853cm" draw:transform="skewX (0.00383972435438752) rotate (-0.0242600766027208) translate (-6.58cm 5.2cm)">
              <draw:image xlink:href="Pictures/100002010000014D000000DE50C298576F37B893.png" xlink:type="simple" xlink:show="embed" xlink:actuate="onLoad">
                <text:p text:style-name="P9"><text:span text:style-name="T1">CHECK</text:span> </text:p>
              </draw:image>
            </draw:frame>
          </draw:g>
        </draw:g>
        <draw:g>
          <draw:custom-shape draw:style-name="gr31" draw:text-style-name="P12" draw:layer="layout" svg:width="12.3cm" svg:height="7.8cm" svg:x="6cm" svg:y="5.5cm">
            <text:p/>
            <draw:enhanced-geometry svg:viewBox="0 0 21600 21600" draw:type="rectangle" draw:enhanced-path="M 0 0 L 21600 0 21600 21600 0 21600 0 0 Z N"/>
          </draw:custom-shape>
          <draw:frame draw:style-name="gr32" draw:text-style-name="P9" draw:layer="layout" svg:width="9.76cm" svg:height="8.305cm" svg:x="7.4cm" svg:y="5.095cm">
            <draw:image xlink:href="Pictures/10000201000001710000013AE922483A6A599532.png" xlink:type="simple" xlink:show="embed" xlink:actuate="onLoad">
              <text:p/>
            </draw:image>
          </draw:frame>
        </draw:g>
        <draw:g>
          <draw:custom-shape draw:style-name="gr31" draw:text-style-name="P12" draw:layer="layout" svg:width="12.3cm" svg:height="7.8cm" svg:x="19.3cm" svg:y="5.3cm">
            <text:p/>
            <draw:enhanced-geometry svg:viewBox="0 0 21600 21600" draw:type="rectangle" draw:enhanced-path="M 0 0 L 21600 0 21600 21600 0 21600 0 0 Z N"/>
          </draw:custom-shape>
          <draw:frame draw:style-name="gr32" draw:text-style-name="P9" draw:layer="layout" svg:width="7.353cm" svg:height="8.305cm" svg:x="21.9cm" svg:y="4.895cm">
            <draw:image xlink:href="Pictures/10000201000001160000013AB4CE1288B0B1E9ED.png" xlink:type="simple" xlink:show="embed" xlink:actuate="onLoad">
              <text:p/>
            </draw:image>
          </draw:frame>
        </draw:g>
        <draw:g>
          <draw:custom-shape draw:style-name="gr31" draw:text-style-name="P12" draw:layer="layout" svg:width="12.3cm" svg:height="7.8cm" svg:x="-12.6cm" svg:y="14.4cm">
            <text:p/>
            <draw:enhanced-geometry svg:viewBox="0 0 21600 21600" draw:type="rectangle" draw:enhanced-path="M 0 0 L 21600 0 21600 21600 0 21600 0 0 Z N"/>
          </draw:custom-shape>
          <draw:frame draw:style-name="gr32" draw:text-style-name="P9" draw:layer="layout" svg:width="5.739cm" svg:height="8.3cm" svg:x="-9.439cm" svg:y="14.1cm">
            <draw:image xlink:href="Pictures/10000201000000D90000015825155533DD264512.png" xlink:type="simple" xlink:show="embed" xlink:actuate="onLoad">
              <text:p/>
            </draw:image>
          </draw:frame>
        </draw:g>
        <draw:g>
          <draw:g>
            <draw:custom-shape draw:style-name="gr31" draw:text-style-name="P12" draw:layer="layout" svg:width="12.3cm" svg:height="7.8cm" svg:x="9.3cm" svg:y="13.5cm">
              <text:p/>
              <draw:enhanced-geometry svg:viewBox="0 0 21600 21600" draw:type="rectangle" draw:enhanced-path="M 0 0 L 21600 0 21600 21600 0 21600 0 0 Z N"/>
            </draw:custom-shape>
            <draw:frame draw:style-name="gr32" draw:text-style-name="P9" draw:layer="layout" svg:width="2.3cm" svg:height="8.3cm" svg:x="14.1cm" svg:y="13.3cm">
              <draw:image xlink:href="Pictures/10000201000000570000019748DFBD18EED49356.png" xlink:type="simple" xlink:show="embed" xlink:actuate="onLoad">
                <text:p/>
              </draw:image>
            </draw:frame>
          </draw:g>
        </draw:g>
        <draw:g>
          <draw:custom-shape draw:style-name="gr31" draw:text-style-name="P12" draw:layer="layout" svg:width="12.3cm" svg:height="7.8cm" svg:x="7.3cm" svg:y="21.6cm">
            <text:p/>
            <draw:enhanced-geometry svg:viewBox="0 0 21600 21600" draw:type="rectangle" draw:enhanced-path="M 0 0 L 21600 0 21600 21600 0 21600 0 0 Z N"/>
          </draw:custom-shape>
          <draw:frame draw:style-name="gr32" draw:text-style-name="P9" draw:layer="layout" svg:width="0.951cm" svg:height="7.566cm" svg:x="12.8cm" svg:y="21.8cm">
            <draw:image xlink:href="Pictures/1000020100000024000001970E3F164B53C1A1F0.png" xlink:type="simple" xlink:show="embed" xlink:actuate="onLoad">
              <text:p/>
            </draw:image>
          </draw:frame>
        </draw:g>
        <draw:g>
          <draw:custom-shape draw:style-name="gr31" draw:text-style-name="P12" draw:layer="layout" svg:width="12.3cm" svg:height="7.8cm" svg:x="11.4cm" svg:y="22.5cm">
            <text:p/>
            <draw:enhanced-geometry svg:viewBox="0 0 21600 21600" draw:mirror-horizontal="true" draw:type="rectangle" draw:enhanced-path="M 0 0 L 21600 0 21600 21600 0 21600 0 0 Z N"/>
          </draw:custom-shape>
          <draw:frame draw:style-name="gr34" draw:text-style-name="P9" draw:layer="layout" svg:width="0.951cm" svg:height="7.566cm" svg:x="17.249cm" svg:y="22.7cm">
            <draw:image xlink:href="Pictures/1000020100000024000001970E3F164B53C1A1F0.png" xlink:type="simple" xlink:show="embed" xlink:actuate="onLoad">
              <text:p/>
            </draw:image>
          </draw:frame>
        </draw:g>
        <draw:g>
          <draw:g>
            <draw:custom-shape draw:style-name="gr31" draw:text-style-name="P12" draw:layer="layout" svg:width="12.3cm" svg:height="7.8cm" svg:x="-4.8cm" svg:y="22.9cm">
              <text:p/>
              <draw:enhanced-geometry svg:viewBox="0 0 21600 21600" draw:mirror-horizontal="true" draw:type="rectangle" draw:enhanced-path="M 0 0 L 21600 0 21600 21600 0 21600 0 0 Z N"/>
            </draw:custom-shape>
            <draw:frame draw:style-name="gr34" draw:text-style-name="P9" draw:layer="layout" svg:width="2.3cm" svg:height="8.3cm" svg:x="0.4cm" svg:y="22.7cm">
              <draw:image xlink:href="Pictures/10000201000000570000019748DFBD18EED49356.png" xlink:type="simple" xlink:show="embed" xlink:actuate="onLoad">
                <text:p/>
              </draw:image>
            </draw:frame>
          </draw:g>
        </draw:g>
        <draw:g>
          <draw:custom-shape draw:style-name="gr31" draw:text-style-name="P12" draw:layer="layout" svg:width="12.3cm" svg:height="7.8cm" svg:x="18.9cm" svg:y="23.3cm">
            <text:p/>
            <draw:enhanced-geometry svg:viewBox="0 0 21600 21600" draw:mirror-horizontal="true" draw:type="rectangle" draw:enhanced-path="M 0 0 L 21600 0 21600 21600 0 21600 0 0 Z N"/>
          </draw:custom-shape>
          <draw:frame draw:style-name="gr34" draw:text-style-name="P9" draw:layer="layout" svg:width="3.623cm" svg:height="8.566cm" svg:x="23.4cm" svg:y="23cm">
            <draw:image xlink:href="Pictures/1000020100000089000001979495A984593B7820.png" xlink:type="simple" xlink:show="embed" xlink:actuate="onLoad">
              <text:p/>
            </draw:image>
          </draw:frame>
        </draw:g>
      </draw:page>
      <draw:page draw:name="page5" draw:style-name="dp1" draw:master-page-name="Default">
        <draw:frame draw:style-name="gr34" draw:text-style-name="P9" draw:layer="layout" svg:width="12.3cm" svg:height="7.803cm" svg:x="3.5cm" svg:y="-1.603cm">
          <draw:image xlink:href="Pictures/10000201000001D100000127F5459F518EF77F83.png" xlink:type="simple" xlink:show="embed" xlink:actuate="onLoad">
            <text:p/>
          </draw:image>
        </draw:frame>
        <draw:frame draw:style-name="gr34" draw:text-style-name="P9" draw:layer="layout" svg:width="12.3cm" svg:height="8.411cm" svg:x="7.5cm" svg:y="-2.2cm">
          <draw:image xlink:href="Pictures/10000201000001D10000013EF7ECF9D8C64A820F.png" xlink:type="simple" xlink:show="embed" xlink:actuate="onLoad">
            <text:p/>
          </draw:image>
        </draw:frame>
        <draw:frame draw:style-name="gr34" draw:text-style-name="P9" draw:layer="layout" svg:width="12.3cm" svg:height="8.57cm" svg:x="13.8cm" svg:y="4.5cm">
          <draw:image xlink:href="Pictures/10000201000001D100000144793186E5C1E5EA18.png" xlink:type="simple" xlink:show="embed" xlink:actuate="onLoad">
            <text:p/>
          </draw:image>
        </draw:frame>
        <draw:frame draw:style-name="gr34" draw:text-style-name="P9" draw:layer="layout" svg:width="12.3cm" svg:height="8.305cm" svg:x="12.6cm" svg:y="-2.805cm">
          <draw:image xlink:href="Pictures/10000201000001D10000013AD7744242C4C474A0.png" xlink:type="simple" xlink:show="embed" xlink:actuate="onLoad">
            <text:p/>
          </draw:image>
        </draw:frame>
        <draw:frame draw:style-name="gr34" draw:text-style-name="P9" draw:layer="layout" svg:width="12.3cm" svg:height="8.12cm" svg:x="-0.8cm" svg:y="8.6cm">
          <draw:image xlink:href="Pictures/10000201000001D10000013312C6AAFA46C0A4D9.png" xlink:type="simple" xlink:show="embed" xlink:actuate="onLoad">
            <text:p/>
          </draw:image>
        </draw:frame>
        <draw:frame draw:style-name="gr34" draw:text-style-name="P9" draw:layer="layout" svg:width="12.3cm" svg:height="8.305cm" svg:x="6.1cm" svg:y="23.095cm">
          <draw:image xlink:href="Pictures/10000201000001D10000013A1B7EC5D1C2567DCA.png" xlink:type="simple" xlink:show="embed" xlink:actuate="onLoad">
            <text:p/>
          </draw:image>
        </draw:frame>
        <draw:frame draw:style-name="gr34" draw:text-style-name="P9" draw:layer="layout" svg:width="12.3cm" svg:height="8.305cm" svg:x="19cm" svg:y="9.995cm">
          <draw:image xlink:href="Pictures/10000201000001D10000013ADAFFC3A5451FDD86.png" xlink:type="simple" xlink:show="embed" xlink:actuate="onLoad">
            <text:p/>
          </draw:image>
        </draw:frame>
        <draw:frame draw:style-name="gr34" draw:text-style-name="P9" draw:layer="layout" svg:width="12.3cm" svg:height="8.305cm" svg:x="15.3cm" svg:y="17.395cm">
          <draw:image xlink:href="Pictures/10000201000001D10000013ADF37F5FA76DE7BC5.png" xlink:type="simple" xlink:show="embed" xlink:actuate="onLoad">
            <text:p/>
          </draw:image>
        </draw:frame>
      </draw:page>
      <draw:page draw:name="page6" draw:style-name="dp1" draw:master-page-name="Default">
        <draw:g>
          <draw:frame draw:style-name="gr35" draw:text-style-name="P9" draw:layer="layout" svg:width="11.823cm" svg:height="0.648cm" draw:transform="skewX (-0.00157079632679488) rotate (-2.09910749137358) translate (-1.98cm 3.226cm)">
            <draw:image xlink:href="Pictures/100002010000014D000000DE50C298576F37B893.png" xlink:type="simple" xlink:show="embed" xlink:actuate="onLoad">
              <text:p/>
            </draw:image>
          </draw:frame>
          <draw:frame draw:style-name="gr32" draw:text-style-name="P9" draw:layer="layout" svg:width="11.704cm" svg:height="7.853cm" draw:transform="skewX (0.00383972435438753) rotate (-0.509985207432744) translate (-3.884cm -5.1cm)">
            <draw:image xlink:href="Pictures/100002010000014D000000DE50C298576F37B893.png" xlink:type="simple" xlink:show="embed" xlink:actuate="onLoad">
              <text:p/>
            </draw:image>
          </draw:frame>
        </draw:g>
        <draw:g>
          <draw:custom-shape draw:style-name="gr36" draw:text-style-name="P9" draw:layer="layout" svg:width="11.7cm" svg:height="7.9cm" svg:x="12.9cm" svg:y="36.063cm">
            <text:p/>
            <draw:enhanced-geometry svg:viewBox="0 0 21600 21600" draw:type="rectangle" draw:enhanced-path="M 0 0 L 21600 0 21600 21600 0 21600 0 0 Z N"/>
          </draw:custom-shape>
          <draw:frame draw:style-name="gr32" draw:text-style-name="P9" draw:layer="layout" svg:width="11.745cm" svg:height="7.829cm" svg:x="12.9cm" svg:y="36.134cm">
            <draw:image xlink:href="Pictures/100002010000014D000000DE50C298576F37B893.png" xlink:type="simple" xlink:show="embed" xlink:actuate="onLoad">
              <text:p/>
            </draw:image>
          </draw:frame>
        </draw:g>
        <draw:custom-shape draw:style-name="gr36" draw:text-style-name="P9" draw:layer="layout" svg:width="11.7cm" svg:height="7.9cm" svg:x="-4.3cm" svg:y="35.363cm">
          <text:p/>
          <draw:enhanced-geometry svg:viewBox="0 0 21600 21600" draw:type="rectangle" draw:enhanced-path="M 0 0 L 21600 0 21600 21600 0 21600 0 0 Z N"/>
        </draw:custom-shape>
        <draw:frame draw:style-name="gr32" draw:text-style-name="P9" draw:layer="layout" svg:width="11.64cm" svg:height="7.758cm" draw:transform="skewX (-0.000174532925199432) rotate (-0.0284488668075078) translate (-4.58cm 36.463cm)">
          <draw:image xlink:href="Pictures/100002010000014D000000DE50C298576F37B893.png" xlink:type="simple" xlink:show="embed" xlink:actuate="onLoad">
            <text:p/>
          </draw:image>
        </draw:frame>
        <draw:g>
          <draw:frame draw:style-name="gr35" draw:text-style-name="P9" draw:layer="layout" svg:width="11.823cm" svg:height="0.648cm" draw:transform="skewX (-0.00157079632679488) rotate (-2.09910749137358) translate (12.82cm 3.328cm)">
            <draw:image xlink:href="Pictures/100002010000014D000000DE50C298576F37B893.png" xlink:type="simple" xlink:show="embed" xlink:actuate="onLoad">
              <text:p/>
            </draw:image>
          </draw:frame>
          <draw:frame draw:style-name="gr32" draw:text-style-name="P9" draw:layer="layout" svg:width="10.448cm" svg:height="8.457cm" draw:transform="skewX (0.104370689269261) rotate (-0.389906554895533) translate (10.95cm -5.6cm)">
            <draw:image xlink:href="Pictures/100002010000014D000000DE50C298576F37B893.png" xlink:type="simple" xlink:show="embed" xlink:actuate="onLoad">
              <text:p/>
            </draw:image>
          </draw:frame>
        </draw:g>
        <draw:g>
          <draw:frame draw:style-name="gr35" draw:text-style-name="P9" draw:layer="layout" svg:width="11.823cm" svg:height="0.648cm" draw:transform="skewX (-0.00157079632679488) rotate (-2.09910749137358) translate (-4.472cm 21.128cm)">
            <draw:image xlink:href="Pictures/100002010000014D000000DE50C298576F37B893.png" xlink:type="simple" xlink:show="embed" xlink:actuate="onLoad">
              <text:p/>
            </draw:image>
          </draw:frame>
          <draw:frame draw:style-name="gr32" draw:text-style-name="P9" draw:layer="layout" svg:width="11.769cm" svg:height="6.16cm" draw:transform="skewX (0.628318530717959) rotate (0.178721715404219) translate (-7.282cm 16.392cm)">
            <draw:image xlink:href="Pictures/100002010000014D000000DE50C298576F37B893.png" xlink:type="simple" xlink:show="embed" xlink:actuate="onLoad">
              <text:p/>
            </draw:image>
          </draw:frame>
        </draw:g>
        <draw:g>
          <draw:frame draw:style-name="gr35" draw:text-style-name="P9" draw:layer="layout" svg:width="11.823cm" svg:height="0.648cm" draw:transform="skewX (-0.00157079632679488) rotate (-2.09910749137358) translate (7.898cm 18.989cm)">
            <draw:image xlink:href="Pictures/100002010000014D000000DE50C298576F37B893.png" xlink:type="simple" xlink:show="embed" xlink:actuate="onLoad">
              <text:p/>
            </draw:image>
          </draw:frame>
          <draw:frame draw:style-name="gr32" draw:text-style-name="P9" draw:layer="layout" svg:width="10.501cm" svg:height="5.745cm" draw:transform="skewX (0.832696586126495) rotate (0.462163185928099) translate (5.001cm 14.886cm)">
            <draw:image xlink:href="Pictures/100002010000014D000000DE50C298576F37B893.png" xlink:type="simple" xlink:show="embed" xlink:actuate="onLoad">
              <text:p/>
            </draw:image>
          </draw:frame>
        </draw:g>
        <draw:g>
          <draw:frame draw:style-name="gr35" draw:text-style-name="P9" draw:layer="layout" svg:width="11.823cm" svg:height="0.648cm" draw:transform="skewX (-0.00157079632679488) rotate (-2.09910749137358) translate (21.327cm 18.089cm)">
            <draw:image xlink:href="Pictures/100002010000014D000000DE50C298576F37B893.png" xlink:type="simple" xlink:show="embed" xlink:actuate="onLoad">
              <text:p/>
            </draw:image>
          </draw:frame>
          <draw:frame draw:style-name="gr34" draw:text-style-name="P9" draw:layer="layout" svg:width="10.771cm" svg:height="5.591cm" draw:transform="skewX (-0.875282619875156) rotate (-0.513475865936732) translate (14.829cm 9.043cm)">
            <draw:image xlink:href="Pictures/100002010000014D000000DE50C298576F37B893.png" xlink:type="simple" xlink:show="embed" xlink:actuate="onLoad">
              <text:p/>
            </draw:image>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thos Pro Regular" svg:font-family="'Lithos Pro Regular'" style:font-family-generic="decorativ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Z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8-30T19:25:27.116664473</meta:creation-date>
    <dc:date>2017-11-04T18:57:39.405000000</dc:date>
    <meta:editing-duration>PT2H29M24S</meta:editing-duration>
    <meta:editing-cycles>2</meta:editing-cycles>
    <meta:generator>LibreOffice/5.4.0.3$Windows_x86 LibreOffice_project/7556cbc6811c9d992f4064ab9287069087d7f62c</meta:generator>
    <meta:document-statistic meta:object-count="169"/>
  </office:meta>
</office:document-meta>
</file>